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1" calcext:value-type="float">
            <text:p>0.27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lanta</text:p>
          </table:table-cell>
          <table:table-cell office:value-type="float" office:value="0.344" calcext:value-type="float">
            <text:p>0.344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7" calcext:value-type="float">
            <text:p>0.36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ltimore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3" calcext:value-type="float">
            <text:p>0.213</text:p>
          </table:table-cell>
          <table:table-cell office:value-type="float" office:value="0.32" calcext:value-type="float">
            <text:p>0.3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0.291" calcext:value-type="float">
            <text:p>0.291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7" calcext:value-type="float">
            <text:p>0.37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5" calcext:value-type="float">
            <text:p>0.295</text:p>
          </table:table-cell>
          <table:table-cell office:value-type="float" office:value="0.403" calcext:value-type="float">
            <text:p>0.40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olina</text:p>
          </table:table-cell>
          <table:table-cell office:value-type="float" office:value="0.398" calcext:value-type="float">
            <text:p>0.3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" calcext:value-type="float">
            <text:p>0.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5" calcext:value-type="float">
            <text:p>0.3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innati</text:p>
          </table:table-cell>
          <table:table-cell office:value-type="float" office:value="0.404" calcext:value-type="float">
            <text:p>0.40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3" calcext:value-type="float">
            <text:p>0.37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float" office:value="0.247" calcext:value-type="float">
            <text:p>0.2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1" calcext:value-type="float">
            <text:p>0.251</text:p>
          </table:table-cell>
          <table:table-cell office:value-type="float" office:value="0.3" calcext:value-type="float">
            <text:p>0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las</text:p>
          </table:table-cell>
          <table:table-cell office:value-type="float" office:value="0.303" calcext:value-type="float">
            <text:p>0.303</text:p>
          </table:table-cell>
          <table:table-cell office:value-type="float" office:value="0.21" calcext:value-type="float">
            <text:p>0.21</text:p>
          </table:table-cell>
          <table:table-cell office:value-type="float" office:value="0.152" calcext:value-type="float">
            <text:p>0.1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ver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9" calcext:value-type="float">
            <text:p>0.35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troit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" calcext:value-type="float">
            <text:p>0.3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12" calcext:value-type="float">
            <text:p>0.31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n Bay</text:p>
          </table:table-cell>
          <table:table-cell office:value-type="float" office:value="0.283" calcext:value-type="float">
            <text:p>0.283</text:p>
          </table:table-cell>
          <table:table-cell office:value-type="float" office:value="0.202" calcext:value-type="float">
            <text:p>0.20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1" calcext:value-type="float">
            <text:p>0.341</text:p>
          </table:table-cell>
          <table:table-cell office:value-type="float" office:value="0.228" calcext:value-type="float">
            <text:p>0.228</text:p>
          </table:table-cell>
          <table:table-cell office:value-type="float" office:value="0.394" calcext:value-type="float">
            <text:p>0.39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ton</text:p>
          </table:table-cell>
          <table:table-cell office:value-type="float" office:value="0.273" calcext:value-type="float">
            <text:p>0.273</text:p>
          </table:table-cell>
          <table:table-cell office:value-type="float" office:value="0.345" calcext:value-type="float">
            <text:p>0.34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3" calcext:value-type="float">
            <text:p>0.33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9" calcext:value-type="float">
            <text:p>0.30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0.432" calcext:value-type="float">
            <text:p>0.432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" calcext:value-type="float">
            <text:p>0.5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sonville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9" calcext:value-type="float">
            <text:p>0.4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263" calcext:value-type="float">
            <text:p>0.26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nsas City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587" calcext:value-type="float">
            <text:p>0.587</text:p>
          </table:table-cell>
          <table:table-cell office:value-type="float" office:value="0.451" calcext:value-type="float">
            <text:p>0.451</text:p>
          </table:table-cell>
          <table:table-cell office:value-type="float" office:value="0.317" calcext:value-type="float">
            <text:p>0.317</text:p>
          </table:table-cell>
          <table:table-cell office:value-type="float" office:value="0.444" calcext:value-type="float">
            <text:p>0.44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9" calcext:value-type="float">
            <text:p>0.269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nesota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6" calcext:value-type="float">
            <text:p>0.5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7" calcext:value-type="float">
            <text:p>0.257</text:p>
          </table:table-cell>
          <table:table-cell office:value-type="float" office:value="0.403" calcext:value-type="float">
            <text:p>0.40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7" calcext:value-type="float">
            <text:p>0.387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27" calcext:value-type="float">
            <text:p>0.42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Orleans</text:p>
          </table:table-cell>
          <table:table-cell office:value-type="float" office:value="0.231" calcext:value-type="float">
            <text:p>0.23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3" calcext:value-type="float">
            <text:p>0.203</text:p>
          </table:table-cell>
          <table:table-cell office:value-type="float" office:value="0.153" calcext:value-type="float">
            <text:p>0.1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52" calcext:value-type="float">
            <text:p>0.35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0.387" calcext:value-type="float">
            <text:p>0.387</text:p>
          </table:table-cell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9" calcext:value-type="float">
            <text:p>0.31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 Jets</text:p>
          </table:table-cell>
          <table:table-cell office:value-type="float" office:value="0.265" calcext:value-type="float">
            <text:p>0.26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88" calcext:value-type="float">
            <text:p>0.588</text:p>
          </table:table-cell>
          <table:table-cell office:value-type="float" office:value="0.384" calcext:value-type="float">
            <text:p>0.384</text:p>
          </table:table-cell>
          <table:table-cell office:value-type="float" office:value="0.147" calcext:value-type="float">
            <text:p>0.147</text:p>
          </table:table-cell>
          <table:table-cell office:value-type="float" office:value="0.33" calcext:value-type="float">
            <text:p>0.3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0.291" calcext:value-type="float">
            <text:p>0.291</text:p>
          </table:table-cell>
          <table:table-cell office:value-type="float" office:value="0.162" calcext:value-type="float">
            <text:p>0.16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" calcext:value-type="float">
            <text:p>0.3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iladelphia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" calcext:value-type="float">
            <text:p>0.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99" calcext:value-type="float">
            <text:p>0.39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365" calcext:value-type="float">
            <text:p>0.36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0.409" calcext:value-type="float">
            <text:p>0.4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4" calcext:value-type="float">
            <text:p>0.374</text:p>
          </table:table-cell>
          <table:table-cell office:value-type="float" office:value="0.431" calcext:value-type="float">
            <text:p>0.43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Francisco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53" calcext:value-type="float">
            <text:p>0.25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2" calcext:value-type="float">
            <text:p>0.25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float" office:value="0.417" calcext:value-type="float">
            <text:p>0.417</text:p>
          </table:table-cell>
          <table:table-cell office:value-type="float" office:value="0.295" calcext:value-type="float">
            <text:p>0.295</text:p>
          </table:table-cell>
          <table:table-cell office:value-type="float" office:value="0.13" calcext:value-type="float">
            <text:p>0.13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5" calcext:value-type="float">
            <text:p>0.35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" calcext:value-type="float">
            <text:p>0.3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mpa Bay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2" calcext:value-type="float">
            <text:p>0.3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7" calcext:value-type="float">
            <text:p>0.31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" calcext:value-type="float">
            <text:p>0.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" calcext:value-type="float">
            <text:p>0.23</text:p>
          </table:table-cell>
          <table:table-cell office:value-type="float" office:value="0.327" calcext:value-type="float">
            <text:p>0.32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shington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" calcext:value-type="float">
            <text:p>0.33</text:p>
          </table:table-cell>
          <table:table-cell office:value-type="float" office:value="0.154" calcext:value-type="float">
            <text:p>0.154</text:p>
          </table:table-cell>
          <table:table-cell office:value-type="float" office:value="0.387" calcext:value-type="float">
            <text:p>0.38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5" calcext:value-type="float">
            <text:p>0.23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